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Microsoft Yi Baiti" svg:font-family="'Microsoft Yi Baiti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Microsoft Yi Baiti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Microsoft Yi Baiti" style:text-underline-style="solid" style:text-underline-width="auto" style:text-underline-color="font-color" fo:font-weight="bold" officeooo:rsid="00109f72" officeooo:paragraph-rsid="00109f72" style:font-weight-asian="bold" style:font-weight-complex="bold"/>
    </style:style>
    <style:style style:name="T1" style:family="text">
      <style:text-properties officeooo:rsid="000fa4c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d Effector <text:span text:style-name="T1">Dynamic</text:span> Analysis</text:p>
      <text:p text:style-name="P2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Microsoft Yi Baiti" svg:font-family="'Microsoft Yi Baiti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1T12:56:58.304000000</meta:creation-date>
    <dc:date>2017-11-01T12:58:02.203000000</dc:date>
    <meta:editing-duration>PT1M2S</meta:editing-duration>
    <meta:editing-cycles>4</meta:editing-cycles>
    <meta:generator>LibreOffice/5.4.1.2$Windows_X86_64 LibreOffice_project/ea7cb86e6eeb2bf3a5af73a8f7777ac570321527</meta:generator>
    <meta:document-statistic meta:table-count="0" meta:image-count="0" meta:object-count="0" meta:page-count="1" meta:paragraph-count="1" meta:word-count="4" meta:character-count="29" meta:non-whitespace-character-count="26"/>
  </office:meta>
</office:document-meta>
</file>